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Calibri" style:font-name-asian="Calibri" style:font-name-complex="Calibri" style:text-underline-type="single" style:text-underline-style="solid" style:text-underline-width="auto" style:text-underline-mode="continuous"/>
    </style:style>
    <style:style style:name="T3" style:parent-style-name="Fonteparág.padrão" style:family="text">
      <style:text-properties style:font-name="Calibri" style:font-name-asian="Calibri" style:font-name-complex="Calibri"/>
    </style:style>
    <style:style style:name="T4" style:parent-style-name="Hyperlink" style:family="text">
      <style:text-properties style:font-name="Calibri" style:font-name-asian="Calibri" style:font-name-complex="Calibri"/>
    </style:style>
    <style:style style:name="T5" style:parent-style-name="Fonteparág.padrão" style:family="text">
      <style:text-properties style:font-name="Calibri" style:font-name-asian="Calibri" style:font-name-complex="Calibri" style:text-underline-type="single" style:text-underline-style="solid" style:text-underline-width="auto" style:text-underline-mode="continuous"/>
    </style:style>
    <style:style style:name="T6" style:parent-style-name="Fonteparág.padrão" style:family="text">
      <style:text-properties style:font-name="Calibri" style:font-name-asian="Calibri" style:font-name-complex="Calibri"/>
    </style:style>
    <style:style style:name="T7" style:parent-style-name="Fonteparág.padrão" style:family="text">
      <style:text-properties style:font-name="Calibri" style:font-name-asian="Calibri" style:font-name-complex="Calibri"/>
    </style:style>
    <style:style style:name="T8" style:parent-style-name="Fonteparág.padrão" style:family="text">
      <style:text-properties style:font-name="Calibri" style:font-name-asian="Calibri" style:font-name-complex="Calibri"/>
    </style:style>
    <style:style style:name="T9" style:parent-style-name="Fonteparág.padrão" style:family="text">
      <style:text-properties style:font-name="Calibri" style:font-name-asian="Calibri" style:font-name-complex="Calibri"/>
    </style:style>
    <style:style style:name="T10" style:parent-style-name="Fonteparág.padrão" style:family="text">
      <style:text-properties style:font-name="Calibri" style:font-name-asian="Calibri" style:font-name-complex="Calibri" style:text-underline-type="single" style:text-underline-style="solid" style:text-underline-width="auto" style:text-underline-mode="continuous"/>
    </style:style>
    <style:style style:name="T11" style:parent-style-name="Fonteparág.padrão" style:family="text">
      <style:text-properties style:font-name="Calibri" style:font-name-asian="Calibri" style:font-name-complex="Calibri"/>
    </style:style>
    <style:style style:name="T12" style:parent-style-name="Fonteparág.padrão" style:family="text">
      <style:text-properties style:font-name="Calibri" style:font-name-asian="Calibri" style:font-name-complex="Calibri"/>
    </style:style>
    <style:style style:name="T13" style:parent-style-name="Fonteparág.padrão" style:family="text">
      <style:text-properties style:font-name="Calibri" style:font-name-asian="Calibri" style:font-name-complex="Calibri" style:text-underline-type="single" style:text-underline-style="solid" style:text-underline-width="auto" style:text-underline-mode="continuous"/>
    </style:style>
    <style:style style:name="T14" style:parent-style-name="Fonteparág.padrão" style:family="text">
      <style:text-properties style:font-name="Calibri" style:font-name-asian="Calibri" style:font-name-complex="Calibri"/>
    </style:style>
    <style:style style:name="T15" style:parent-style-name="Fonteparág.padrão" style:family="text">
      <style:text-properties style:font-name="Calibri" style:font-name-asian="Calibri" style:font-name-complex="Calibri"/>
    </style:style>
  </office:automatic-styles>
  <office:body>
    <office:text text:use-soft-page-breaks="true">
      <text:p text:style-name="P1"><text:span text:style-name="T2">Link do Vídeo mostrando o funcionamento do projeto integrador (Geogame):</text:span><text:span text:style-name="T3"><text:s/></text:span></text:p>
      <text:p text:style-name="Normal"><text:a xlink:href="https://www.youtube.com/watch?v=FJDFJwmQN6o&amp;list=LL0O0OtlRMBkEXg3FsRfpBIA&amp;index=1" office:target-frame-name="_top" xlink:show="replace"><text:span text:style-name="T4">https://www.youtube.com/watch?v=FJDFJwmQN6o&amp;list=LL0O0OtlRMBkEXg3FsRfpBIA&amp;index=1</text:span></text:a></text:p>
      <text:p text:style-name="Normal"><text:span text:style-name="T5">Alunas:</text:span><text:span text:style-name="T6"><text:s/></text:span></text:p>
      <text:p text:style-name="Normal"><text:span text:style-name="T7">Maria Heloísa Galdino de Carvalho</text:span></text:p>
      <text:p text:style-name="Normal"><text:span text:style-name="T8">Raiane Cristina de Lima Silva</text:span></text:p>
      <text:p text:style-name="Normal"><text:span text:style-name="T9">Rayssa Tamires Batista Brito</text:span></text:p>
      <text:p text:style-name="Normal"><text:span text:style-name="T10">Nome do projeto:</text:span><text:span text:style-name="T11"><text:s/></text:span></text:p>
      <text:p text:style-name="Normal"><text:span text:style-name="T12">GeoGame</text:span></text:p>
      <text:p text:style-name="Normal"><text:span text:style-name="T13">Turma:</text:span><text:span text:style-name="T14"><text:s/></text:span></text:p>
      <text:p text:style-name="Normal"><text:span text:style-name="T15">INFO3AM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iane Lima</meta:initial-creator>
    <dc:creator>Raiane Lima</dc:creator>
    <meta:creation-date>2017-12-14T18:48:00Z</meta:creation-date>
    <dc:date>2017-12-14T18:48:00Z</dc:date>
    <meta:template xlink:href="Normal.dotm" xlink:type="simple"/>
    <meta:editing-cycles>1</meta:editing-cycles>
    <meta:editing-duration>PT0S</meta:editing-duration>
    <meta:document-statistic meta:page-count="1" meta:paragraph-count="1" meta:word-count="62" meta:character-count="401" meta:row-count="2" meta:non-whitespace-character-count="340"/>
  </office:meta>
</office:document-meta>
</file>